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000000" draw:marker-start-width="0.26cm" draw:marker-end-width="0.26cm" draw:fill="solid" draw:fill-color="#ff6633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4" style:family="graphic" style:parent-style-name="standard">
      <style:graphic-properties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standard">
      <style:graphic-properties draw:stroke="solid"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0084d1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6633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33cm"/>
    </style:style>
    <style:style style:name="gr11" style:family="graphic" style:parent-style-name="standard">
      <style:graphic-properties svg:stroke-width="0.04cm" svg:stroke-color="#000000" draw:marker-start-width="0.26cm" draw:marker-end-width="0.26cm" draw:fill="solid" draw:fill-color="#008000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12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13" style:family="graphic" style:parent-style-name="objectwithoutfill">
      <style:graphic-properties draw:stroke="dash" draw:stroke-dash="Ultrafine_20_Dashed" svg:stroke-width="0.04cm" draw:fill="none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184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P3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4" style:family="paragraph">
      <style:paragraph-properties fo:text-align="center"/>
      <style:text-properties fo:font-family="'Open Sans'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P6" style:family="paragraph">
      <style:text-properties fo:font-family="'Open Sans'" style:font-family-generic="swiss" style:font-pitch="variable" fo:font-size="12pt" style:font-size-asian="12pt" style:font-size-complex="12pt"/>
    </style:style>
    <style:style style:name="P7" style:family="paragraph">
      <style:text-properties fo:font-family="'Open Sans'" style:font-family-generic="swiss" style:font-pitch="variable" fo:font-size="20pt" style:font-size-asian="20pt" style:font-size-complex="20pt"/>
    </style:style>
    <style:style style:name="P8" style:family="paragraph">
      <style:text-properties fo:font-family="'Open Sans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font-family="'Open Sans'" style:font-family-generic="swiss" style:font-pitch="variable" fo:font-size="16.5pt" style:font-size-asian="16.5pt" style:font-size-complex="16.5pt"/>
    </style:style>
    <style:style style:name="P10" style:family="paragraph">
      <style:paragraph-properties fo:text-align="center"/>
      <style:text-properties fo:font-family="'Open Sans'" style:font-family-generic="swiss" style:font-pitch="variable" fo:font-size="16pt" style:font-size-asian="16pt" style:font-size-complex="16pt"/>
    </style:style>
    <style:style style:name="T1" style:family="text"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T2" style:family="text">
      <style:text-properties fo:font-family="'Open Sans'" style:font-family-generic="swiss" style:font-pitch="variable" fo:font-size="17pt" style:font-size-asian="17pt" style:font-size-complex="17pt"/>
    </style:style>
    <style:style style:name="T3" style:family="text">
      <style:text-properties fo:font-family="'Open Sans'" style:font-family-generic="swiss" style:font-pitch="variable" fo:font-size="12pt" style:font-size-asian="12pt" style:font-size-complex="12pt"/>
    </style:style>
    <style:style style:name="T4" style:family="text"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T5" style:family="text">
      <style:text-properties fo:font-family="'Open Sans'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family="'Open Sans'" style:font-family-generic="swiss" style:font-pitch="variable" fo:font-size="12pt" style:text-underline-style="none" style:font-size-asian="12pt" style:font-size-complex="12pt"/>
    </style:style>
    <style:style style:name="T7" style:family="text">
      <style:text-properties fo:font-family="'Open Sans'" style:font-family-generic="swiss" style:font-pitch="variable" fo:font-size="20pt" style:font-size-asian="20pt" style:font-size-complex="20pt"/>
    </style:style>
    <style:style style:name="T8" style:family="text">
      <style:text-properties fo:font-family="'Open Sans'" style:font-family-generic="swiss" style:font-pitch="variable" fo:font-size="16pt" style:font-size-asian="16pt" style:font-size-complex="16pt"/>
    </style:style>
    <style:style style:name="T9" style:family="text">
      <style:text-properties fo:font-family="'Open Sans'" style:font-family-generic="swiss" style:font-pitch="variable" fo:font-size="16.5pt" style:font-size-asian="16.5pt" style:font-size-complex="1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8.1cm" svg:x2="1.7cm" svg:y2="8.1cm">
          <text:p/>
        </draw:line>
        <draw:custom-shape draw:style-name="gr2" draw:text-style-name="P2" draw:layer="layout" svg:width="2.8cm" svg:height="0.9cm" svg:x="6.4cm" svg:y="1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6.3cm" svg:y="7.6cm">
          <text:p text:style-name="P1"><text:span text:style-name="T2">assiste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6.3cm" svg:y="14cm">
          <text:p text:style-name="P1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.9cm" svg:y1="8.073cm" svg:x2="5.992cm" svg:y2="8.073cm">
          <text:p/>
        </draw:line>
        <draw:line draw:style-name="gr1" draw:text-style-name="P1" draw:layer="layout" svg:x1="3.778cm" svg:y1="8.482cm" svg:x2="5.953cm" svg:y2="14.462cm">
          <text:p/>
        </draw:line>
        <draw:line draw:style-name="gr1" draw:text-style-name="P1" draw:layer="layout" svg:x1="3.745cm" svg:y1="7.614cm" svg:x2="5.986cm" svg:y2="1.458cm">
          <text:p/>
        </draw:line>
        <draw:custom-shape draw:style-name="gr3" draw:text-style-name="P4" draw:layer="layout" svg:width="1.905cm" svg:height="0.711cm" svg:x="10.1cm" svg:y="7.7cm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8cm" svg:height="0.9cm" svg:x="16.494cm" svg:y="16.367cm">
          <text:p text:style-name="P1"><text:span text:style-name="T4">missi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2.093cm" svg:y1="14.678cm" svg:x2="12.938cm" svg:y2="15.605cm">
          <text:p/>
        </draw:line>
        <draw:custom-shape draw:style-name="gr2" draw:text-style-name="P2" draw:layer="layout" svg:width="2.8cm" svg:height="0.9cm" svg:x="16.494cm" svg:y="11.849cm">
          <text:p text:style-name="P1"><text:span text:style-name="T1">RT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8cm" svg:height="0.9cm" svg:x="16.488cm" svg:y="7.587cm">
          <text:p text:style-name="P1"><text:span text:style-name="T4">seatbel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8cm" svg:height="0.9cm" svg:x="16.482cm" svg:y="9.917cm">
          <text:p text:style-name="P1"><text:span text:style-name="T2">simpl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cm" svg:height="0.9cm" svg:x="16.494cm" svg:y="14.07cm">
          <text:p text:style-name="P1"><text:span text:style-name="T2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23.6cm" svg:y="15.213cm">
          <text:p text:style-name="P1"><text:span text:style-name="T2">off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.8cm" svg:height="0.9cm" svg:x="23.606cm" svg:y="17.626cm">
          <text:p text:style-name="P1"><text:span text:style-name="T4">onbo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8.105cm" svg:height="0.827cm" svg:x="3.413cm" svg:y="16.683cm">
          <draw:text-box>
            <text:p><text:span text:style-name="T3">mandatory override switch (3 position)</text:span></text:p>
          </draw:text-box>
        </draw:frame>
        <draw:custom-shape draw:style-name="gr7" draw:text-style-name="P4" draw:layer="layout" svg:width="1.905cm" svg:height="0.711cm" svg:x="1.8cm" svg:y="7.7cm">
          <text:p text:style-name="P1"><text:span text:style-name="T3">SW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1.905cm" svg:height="0.711cm" svg:x="10.082cm" svg:y="14.105cm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4.586cm" svg:height="0.827cm" svg:x="3.413cm" svg:y="18.907cm">
          <draw:text-box>
            <text:p><text:span text:style-name="T3">optional mission control switch (2 position, </text:span><text:span text:style-name="T5">default</text:span><text:span text:style-name="T6"> value if not present</text:span><text:span text:style-name="T5">)</text:span><text:span text:style-name="T3"> </text:span></text:p>
          </draw:text-box>
        </draw:frame>
        <draw:custom-shape draw:style-name="gr2" draw:text-style-name="P4" draw:layer="layout" svg:width="1.905cm" svg:height="0.711cm" svg:x="20.431cm" svg:y="16.483cm">
          <text:p text:style-name="P1"><text:span text:style-name="T3">PARAM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0.735cm" svg:height="0.827cm" svg:x="8.874cm" svg:y="0.427cm">
          <draw:text-box>
            <text:p><text:span text:style-name="T3">*</text:span></text:p>
          </draw:text-box>
        </draw:frame>
        <draw:custom-shape draw:style-name="gr11" draw:text-style-name="P4" draw:layer="layout" svg:width="1.905cm" svg:height="0.711cm" svg:x="13.292cm" svg:y="15.275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9.255cm" svg:y1="8.074cm" svg:x2="9.955cm" svg:y2="8.074cm">
          <text:p/>
        </draw:line>
        <draw:custom-shape draw:style-name="gr2" draw:text-style-name="P4" draw:layer="layout" svg:width="1.905cm" svg:height="0.7cm" svg:x="10.09cm" svg:y="1.127cm">
          <text:p text:style-name="P1"><text:span text:style-name="T3">PA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9.241cm" svg:y1="14.467cm" svg:x2="9.941cm" svg:y2="14.467cm">
          <text:p/>
        </draw:line>
        <draw:line draw:style-name="gr1" draw:text-style-name="P1" draw:layer="layout" svg:x1="19.477cm" svg:y1="16.848cm" svg:x2="20.177cm" svg:y2="16.848cm">
          <text:p/>
        </draw:line>
        <draw:custom-shape draw:style-name="gr7" draw:text-style-name="P4" draw:layer="layout" svg:width="1.905cm" svg:height="0.711cm" svg:x="1.289cm" svg:y="16.818cm">
          <text:p text:style-name="P1"><text:span text:style-name="T3">SW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905cm" svg:height="0.711cm" svg:x="1.289cm" svg:y="17.91cm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1.905cm" svg:height="0.711cm" svg:x="1.289cm" svg:y="19.026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8.685cm" svg:height="0.827cm" svg:x="3.413cm" svg:y="17.826cm">
          <draw:text-box>
            <text:p><text:span text:style-name="T3">mandatory flight / land switch (2 position</text:span><text:span text:style-name="T5">)</text:span></text:p>
          </draw:text-box>
        </draw:frame>
        <draw:line draw:style-name="gr1" draw:text-style-name="P1" draw:layer="layout" svg:x1="12.049cm" svg:y1="14.235cm" svg:x2="16.113cm" svg:y2="12.446cm">
          <text:p/>
        </draw:line>
        <draw:line draw:style-name="gr1" draw:text-style-name="P1" draw:layer="layout" svg:x1="15.368cm" svg:y1="15.462cm" svg:x2="16.213cm" svg:y2="14.535cm">
          <text:p/>
        </draw:line>
        <draw:line draw:style-name="gr1" draw:text-style-name="P1" draw:layer="layout" svg:x1="15.368cm" svg:y1="15.832cm" svg:x2="16.213cm" svg:y2="16.759cm">
          <text:p/>
        </draw:line>
        <draw:line draw:style-name="gr1" draw:text-style-name="P1" draw:layer="layout" svg:x1="22.507cm" svg:y1="16.61cm" svg:x2="23.352cm" svg:y2="15.683cm">
          <text:p/>
        </draw:line>
        <draw:line draw:style-name="gr1" draw:text-style-name="P1" draw:layer="layout" svg:x1="22.507cm" svg:y1="17.08cm" svg:x2="23.352cm" svg:y2="18.007cm">
          <text:p/>
        </draw:line>
        <draw:custom-shape draw:style-name="gr2" draw:text-style-name="P4" draw:layer="layout" svg:width="1.905cm" svg:height="0.7cm" svg:x="1.254cm" svg:y="20.112cm">
          <text:p text:style-name="P1"><text:span text:style-name="T3">PA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1.903cm" svg:height="0.827cm" svg:x="3.413cm" svg:y="19.985cm">
          <draw:text-box>
            <text:p><text:span text:style-name="T3">mode depends on parameter (</text:span><text:span text:style-name="T5">default</text:span><text:span text:style-name="T3"> value is underlined)</text:span></text:p>
          </draw:text-box>
        </draw:frame>
        <draw:line draw:style-name="gr13" draw:text-style-name="P1" draw:layer="layout" svg:x1="11.006cm" svg:y1="13.954cm" svg:x2="11.006cm" svg:y2="8.493cm">
          <text:p/>
        </draw:line>
        <draw:frame draw:style-name="gr9" draw:text-style-name="P6" draw:layer="layout" svg:width="7.504cm" svg:height="1.403cm" svg:x="21.055cm" svg:y="1.121cm">
          <draw:text-box>
            <text:p><text:span text:style-name="T3">multirotors: attitude stabilized,</text:span></text:p>
            <text:p><text:span text:style-name="T3">fixed wing: mixing of manual inputs</text:span></text:p>
          </draw:text-box>
        </draw:frame>
        <draw:frame draw:style-name="gr14" draw:text-style-name="P7" draw:layer="layout" svg:width="0.891cm" svg:height="1.212cm" svg:x="20.558cm" svg:y="1.121cm">
          <draw:text-box>
            <text:p><text:span text:style-name="T7">*</text:span></text:p>
          </draw:text-box>
        </draw:frame>
        <draw:line draw:style-name="gr15" draw:text-style-name="P1" draw:layer="layout" svg:x1="28.432cm" svg:y1="3.54cm" svg:x2="28.432cm" svg:y2="19.288cm">
          <text:p/>
        </draw:line>
        <draw:frame draw:style-name="gr9" draw:text-style-name="P8" draw:layer="layout" svg:width="6.027cm" svg:height="1.017cm" draw:transform="rotate (1.5707963267949) translate (27.489cm 14.011cm)">
          <draw:text-box>
            <text:p><text:span text:style-name="T8">increasing autonomy</text:span></text:p>
          </draw:text-box>
        </draw:frame>
        <draw:line draw:style-name="gr12" draw:text-style-name="P1" draw:layer="layout" svg:x1="9.29cm" svg:y1="1.452cm" svg:x2="9.99cm" svg:y2="1.452cm">
          <text:p/>
        </draw:line>
        <draw:custom-shape draw:style-name="gr2" draw:text-style-name="P2" draw:layer="layout" svg:width="2.8cm" svg:height="0.9cm" svg:x="16.488cm" svg:y="3.567cm">
          <text:p text:style-name="P1"><text:span text:style-name="T1">acr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4.843cm" svg:y1="1.889cm" svg:x2="16.24cm" svg:y2="4.048cm">
          <text:p/>
        </draw:line>
        <draw:custom-shape draw:style-name="gr2" draw:text-style-name="P2" draw:layer="layout" svg:width="2.8cm" svg:height="0.9cm" svg:x="16.488cm" svg:y="1cm">
          <text:p text:style-name="P1"><text:span text:style-name="T1">norm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905cm" svg:height="0.711cm" svg:x="12.911cm" svg:y="1.127cm">
          <text:p text:style-name="P1"><text:span text:style-name="T3">SW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5.097cm" svg:y1="1.508cm" svg:x2="16.24cm" svg:y2="1.508cm">
          <text:p/>
        </draw:line>
        <draw:line draw:style-name="gr12" draw:text-style-name="P1" draw:layer="layout" svg:x1="12.071cm" svg:y1="1.481cm" svg:x2="12.771cm" svg:y2="1.481cm">
          <text:p/>
        </draw:line>
        <draw:line draw:style-name="gr1" draw:text-style-name="P1" draw:layer="layout" svg:x1="12.176cm" svg:y1="8.239cm" svg:x2="16.24cm" svg:y2="10.398cm">
          <text:p/>
        </draw:line>
        <draw:line draw:style-name="gr12" draw:text-style-name="P1" draw:layer="layout" svg:x1="12.238cm" svg:y1="7.985cm" svg:x2="16.24cm" svg:y2="7.985cm">
          <text:p/>
        </draw:line>
      </draw:page>
      <draw:page draw:name="page2" draw:style-name="dp1" draw:master-page-name="Default">
        <draw:custom-shape draw:style-name="gr2" draw:text-style-name="P9" draw:layer="layout" svg:width="2.8cm" svg:height="1.778cm" svg:x="2.8cm" svg:y="4.429cm">
          <text:p text:style-name="P1"><text:span text:style-name="T9">input</text:span></text:p>
          <text:p text:style-name="P1"><text:span text:style-name="T9">viewpoin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5.3cm" svg:x2="2.6cm" svg:y2="5.3cm">
          <text:p/>
        </draw:line>
        <draw:custom-shape draw:style-name="gr2" draw:text-style-name="P5" draw:layer="layout" svg:width="2.8cm" svg:height="0.9cm" svg:x="8.6cm" svg:y="3.122cm">
          <text:p text:style-name="P1"><text:span text:style-name="T4">on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5.622cm" svg:x2="8.4cm" svg:y2="7.1cm">
          <text:p/>
        </draw:line>
        <draw:line draw:style-name="gr1" draw:text-style-name="P1" draw:layer="layout" svg:x1="7.3cm" svg:y1="5.022cm" svg:x2="8.4cm" svg:y2="3.522cm">
          <text:p/>
        </draw:line>
        <draw:custom-shape draw:style-name="gr2" draw:text-style-name="P2" draw:layer="layout" svg:width="2.8cm" svg:height="0.9cm" svg:x="8.567cm" svg:y="6.7cm">
          <text:p text:style-name="P1"><text:span text:style-name="T1">groun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8cm" svg:height="0.9cm" svg:x="2.8cm" svg:y="11.2cm">
          <text:p text:style-name="P1"><text:span text:style-name="T2">bounding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11.6cm" svg:x2="2.6cm" svg:y2="11.6cm">
          <text:p/>
        </draw:line>
        <draw:custom-shape draw:style-name="gr2" draw:text-style-name="P5" draw:layer="layout" svg:width="2.8cm" svg:height="0.9cm" svg:x="8.6cm" svg:y="9.422cm">
          <text:p text:style-name="P1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11.922cm" svg:x2="8.4cm" svg:y2="13.4cm">
          <text:p/>
        </draw:line>
        <draw:line draw:style-name="gr1" draw:text-style-name="P1" draw:layer="layout" svg:x1="7.3cm" svg:y1="11.322cm" svg:x2="8.4cm" svg:y2="9.822cm">
          <text:p/>
        </draw:line>
        <draw:custom-shape draw:style-name="gr2" draw:text-style-name="P2" draw:layer="layout" svg:width="2.8cm" svg:height="0.9cm" svg:x="8.567cm" svg:y="13cm">
          <text:p text:style-name="P1"><text:span text:style-name="T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draw:layer="layout" svg:width="2.8cm" svg:height="0.9cm" svg:x="2.8cm" svg:y="17.5cm">
          <text:p text:style-name="P1"><text:span text:style-name="T8">avoidanc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cm" svg:y1="17.9cm" svg:x2="2.6cm" svg:y2="17.9cm">
          <text:p/>
        </draw:line>
        <draw:custom-shape draw:style-name="gr2" draw:text-style-name="P5" draw:layer="layout" svg:width="2.8cm" svg:height="0.9cm" svg:x="8.6cm" svg:y="15.722cm">
          <text:p text:style-name="P1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3cm" svg:y1="18.222cm" svg:x2="8.4cm" svg:y2="19.7cm">
          <text:p/>
        </draw:line>
        <draw:line draw:style-name="gr1" draw:text-style-name="P1" draw:layer="layout" svg:x1="7.3cm" svg:y1="17.622cm" svg:x2="8.4cm" svg:y2="16.122cm">
          <text:p/>
        </draw:line>
        <draw:custom-shape draw:style-name="gr2" draw:text-style-name="P2" draw:layer="layout" svg:width="2.8cm" svg:height="0.9cm" svg:x="8.567cm" svg:y="19.3cm">
          <text:p text:style-name="P1"><text:span text:style-name="T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11.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5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5.9cm" svg:y="17.6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draw:layer="layout" svg:width="2.8cm" svg:height="0.9cm" svg:x="15.312cm" svg:y="17.533cm">
          <text:p text:style-name="P1"><text:span text:style-name="T8">approach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4.112cm" svg:y1="17.933cm" svg:x2="15.112cm" svg:y2="17.933cm">
          <text:p/>
        </draw:line>
        <draw:custom-shape draw:style-name="gr2" draw:text-style-name="P5" draw:layer="layout" svg:width="2.8cm" svg:height="0.9cm" svg:x="21.112cm" svg:y="15.755cm">
          <text:p text:style-name="P1"><text:span text:style-name="T4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9.812cm" svg:y1="18.255cm" svg:x2="20.912cm" svg:y2="19.733cm">
          <text:p/>
        </draw:line>
        <draw:line draw:style-name="gr1" draw:text-style-name="P1" draw:layer="layout" svg:x1="19.812cm" svg:y1="17.655cm" svg:x2="20.912cm" svg:y2="16.155cm">
          <text:p/>
        </draw:line>
        <draw:custom-shape draw:style-name="gr2" draw:text-style-name="P2" draw:layer="layout" svg:width="2.8cm" svg:height="0.9cm" svg:x="21.079cm" svg:y="19.333cm">
          <text:p text:style-name="P1"><text:span text:style-name="T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.2cm" svg:height="0.7cm" svg:x="18.412cm" svg:y="17.63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30T22:53:49</meta:creation-date>
    <meta:generator>LibreOffice/3.6$MacOSX_x86 LibreOffice_project/932b512-69e3009-7a10e5c-fc86223-a55908</meta:generator>
    <dc:date>2013-07-22T15:10:07</dc:date>
    <meta:editing-duration>PT10H25M59S</meta:editing-duration>
    <meta:editing-cycles>54</meta:editing-cycles>
    <meta:print-date>2013-01-20T17:26:49</meta:print-date>
    <meta:document-statistic meta:object-count="80"/>
  </office:meta>
</office:document-meta>
</file>